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D0000000FE9C90B38.png" manifest:media-type="image/png"/>
  <manifest:file-entry manifest:full-path="Pictures/100000000000002F0000000F37795BD4.png" manifest:media-type="image/png"/>
  <manifest:file-entry manifest:full-path="Pictures/10000000000000090000000F4D8968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icrosoft YaHei" svg:font-family="'Microsoft YaHei'"/>
    <style:font-face style:name="SansGBW325352c91e3119" svg:font-family="SansGBW325352c91e3119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ffffff"/>
    </style:style>
    <style:style style:name="P2" style:family="paragraph" style:parent-style-name="Text_20_body">
      <style:text-properties fo:color="#000000" fo:background-color="#ffffff"/>
    </style:style>
    <style:style style:name="P3" style:family="paragraph" style:parent-style-name="Text_20_body">
      <style:paragraph-properties fo:margin-left="0.1043in" fo:margin-right="0.1043in" fo:margin-top="0.1043in" fo:margin-bottom="0.1043in" style:contextual-spacing="false" style:line-height-at-least="0.1354in" fo:text-indent="0in" style:auto-text-indent="false" fo:padding="0in" fo:border="none"/>
    </style:style>
    <style:style style:name="P4" style:family="paragraph" style:parent-style-name="Text_20_body">
      <style:paragraph-properties fo:margin-left="0.1043in" fo:margin-right="0.1043in" fo:margin-top="0.1043in" fo:margin-bottom="0.1043in" style:contextual-spacing="false" style:line-height-at-least="0.1354in" fo:text-indent="0in" style:auto-text-indent="false" fo:padding="0in" fo:border="none"/>
      <style:text-properties style:font-name-asian="SansGBW325352c91e3119" style:font-size-asian="9.75pt"/>
    </style:style>
    <style:style style:name="P5" style:family="paragraph" style:parent-style-name="Text_20_body">
      <style:paragraph-properties fo:margin-left="0.1043in" fo:margin-right="0.1043in" fo:margin-top="0in" fo:margin-bottom="0in" style:contextual-spacing="false" style:line-height-at-least="0.1354in" fo:text-indent="0in" style:auto-text-indent="false" fo:padding="0in" fo:border="none"/>
      <style:text-properties style:font-name-asian="SansGBW325352c91e3119" style:font-size-asian="9.75pt"/>
    </style:style>
    <style:style style:name="P6" style:family="paragraph" style:parent-style-name="Text_20_body">
      <style:paragraph-properties fo:margin-left="0.1043in" fo:margin-right="0.1043in" fo:margin-top="0in" fo:margin-bottom="0in" style:contextual-spacing="false" style:line-height-at-least="0.1354in" fo:text-indent="0in" style:auto-text-indent="false" fo:padding="0in" fo:border="none"/>
    </style:style>
    <style:style style:name="P7" style:family="paragraph" style:parent-style-name="Text_20_body">
      <style:paragraph-properties fo:margin-left="0.1563in" fo:margin-right="0.1563in" fo:text-indent="0in" style:auto-text-indent="false"/>
    </style:style>
    <style:style style:name="P8" style:family="paragraph" style:parent-style-name="Heading_20_3">
      <style:paragraph-properties fo:margin-left="0.1563in" fo:margin-right="0.1563in" fo:margin-top="0.1563in" fo:margin-bottom="0.0209in" style:contextual-spacing="false" fo:text-indent="0in" style:auto-text-indent="false" fo:padding="0in" fo:border="none"/>
      <style:text-properties fo:color="#336699" style:font-name-asian="Arial" style:font-size-asian="12pt"/>
    </style:style>
    <style:style style:name="T1" style:family="text">
      <style:text-properties fo:padding="0in" fo:border="none"/>
    </style:style>
    <style:style style:name="T2" style:family="text">
      <style:text-properties style:font-name="SansGBW325352c91e3119" fo:font-size="9.75pt"/>
    </style:style>
    <style:style style:name="T3" style:family="text">
      <style:text-properties style:font-name="SansGBW325352c91e3119" fo:font-size="9.75pt" fo:padding="0in" fo:border="none"/>
    </style:style>
    <style:style style:name="T4" style:family="text">
      <style:text-properties style:font-name-asian="SansGBW325352c91e3119" style:font-size-asian="9.75pt"/>
    </style:style>
    <style:style style:name="T5" style:family="text">
      <style:text-properties style:font-name-asian="SansGBW325352c91e3119" style:font-size-asian="9.75pt" fo:padding="0in" fo:border="none"/>
    </style:style>
    <style:style style:name="T6" style:family="text">
      <style:text-properties fo:color="#1ba1e2" style:text-line-through-style="none" style:text-line-through-type="none" style:font-name="SansGBW325352c91e3119" fo:font-size="9.75pt" style:text-underline-style="none" style:text-blinking="false" fo:padding="0in" fo:border="none"/>
    </style:style>
    <style:style style:name="T7" style:family="text">
      <style:text-properties style:font-name="Microsoft YaHei" fo:font-size="9pt" fo:language="zh" fo:country="CN"/>
    </style:style>
    <style:style style:name="T8" style:family="text">
      <style:text-properties style:font-name-asian="Microsoft YaHei" style:font-size-asian="9pt" style:language-asian="zh" style:country-asian="CN"/>
    </style:style>
    <style:style style:name="T9" style:family="text">
      <style:text-properties fo:color="#0000ff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【训练阶段】</text:span>：</text:p>
      <text:p text:style-name="P6"><text:span text:style-name="T4">对</text:span><text:span text:style-name="T2">256*256</text:span><text:span text:style-name="T4">的图片，只选择</text:span><text:span text:style-name="T2">224*224</text:span><text:span text:style-name="T4">的</text:span><text:span text:style-name="T2">crop</text:span><text:span text:style-name="T4">区域，目的是做</text:span><text:span text:style-name="T3">Data Augmentation</text:span><text:span text:style-name="T5">。</text:span></text:p>
      <text:p text:style-name="P3"><text:span text:style-name="T2">crop</text:span><text:span text:style-name="T4">方式很特殊，采用的是随机</text:span><text:span text:style-name="T2">crop</text:span><text:span text:style-name="T4">。由于</text:span><text:span text:style-name="T2">256-224=32</text:span><text:span text:style-name="T4">，宽高轴上各有</text:span><text:span text:style-name="T2">32</text:span><text:span text:style-name="T4">单元的平移空间。</text:span></text:p>
      <text:p text:style-name="P3"><text:span text:style-name="T4">于是在训练时，每次</text:span><text:span text:style-name="T2">Rand(0,32)</text:span><text:span text:style-name="T4">，宽高轴一共就有</text:span><text:span text:style-name="T2">32*32</text:span><text:span text:style-name="T4">种</text:span><text:span text:style-name="T2">crop</text:span><text:span text:style-name="T4">结果，达到了数据增幅效果。</text:span></text:p>
      <text:p text:style-name="P3"><text:span text:style-name="T4">同时，还要对</text:span><text:span text:style-name="T2">crop</text:span><text:span text:style-name="T4">结果，做一次镜像，这样就有</text:span><text:span text:style-name="T2">2*32*32=2048</text:span><text:span text:style-name="T4">倍的增幅数据了。</text:span></text:p>
      <text:p text:style-name="P5"><text:span text:style-name="T1">【测试阶段】</text:span>：</text:p>
      <text:p text:style-name="P3"><text:span text:style-name="T4">对</text:span><text:span text:style-name="T2">256*256</text:span><text:span text:style-name="T4">的图片，将</text:span><text:span text:style-name="T2">224*224</text:span><text:span text:style-name="T4">的</text:span><text:span text:style-name="T2">crop</text:span><text:span text:style-name="T4">区域分别定位在</text:span><text:span text:style-name="T2">4</text:span><text:span text:style-name="T4">角和图片中心，加上镜像，共计</text:span><text:span text:style-name="T2">10</text:span><text:span text:style-name="T4">种结果。</text:span></text:p>
      <text:p text:style-name="P3"><text:span text:style-name="T4">累加</text:span><text:span text:style-name="T2">Softmax</text:span><text:span text:style-name="T4">的</text:span><text:span text:style-name="T2">prob</text:span><text:span text:style-name="T4">，做平均，得到最终</text:span><text:span text:style-name="T2">prob</text:span><text:span text:style-name="T4">，最后再作出</text:span><text:span text:style-name="T2">prediction</text:span><text:span text:style-name="T4">。</text:span></text:p>
      <text:h text:style-name="P8" text:outline-level="3"><text:bookmark text:name="t2"/>均值标准化</text:h>
      <text:p text:style-name="P4">作为经典的通用数据预处理手段，均值标准化相当廉价，效果不俗。</text:p>
      <text:p text:style-name="P3"><text:span text:style-name="T4">默认有俩种均值标准化：逐像素</text:span><text:span text:style-name="T2">(</text:span><text:span text:style-name="T4">精</text:span><text:span text:style-name="T2">)</text:span><text:span text:style-name="T4">、逐通道</text:span><text:span text:style-name="T2">(</text:span><text:span text:style-name="T4">糙</text:span><text:span text:style-name="T2">)</text:span><text:span text:style-name="T4">。</text:span></text:p>
      <text:p text:style-name="P3"><text:span text:style-name="T2">Caffe</text:span><text:span text:style-name="T4">中对逐像素均值数据进行的是外挂存储，和图像数据是分开的，这样的存储相当灵活。</text:span></text:p>
      <text:p text:style-name="P3"><text:span text:style-name="T4">代价就是，对每一张图要进行减均值操作，在</text:span><text:span text:style-name="T2">GPU</text:span><text:span text:style-name="T4">模式中，</text:span><text:span text:style-name="T2">CPU</text:span><text:span text:style-name="T4">的这点计算量其实没什么。</text:span></text:p>
      <text:p text:style-name="P3"><text:span text:style-name="T4">对于逐通道均值，直接在</text:span><text:span text:style-name="T2">proto</text:span><text:span text:style-name="T4">文本中，作为参数指定。</text:span></text:p>
      <text:h text:style-name="P8" text:outline-level="3"><text:bookmark text:name="t3"/>数值缩放</text:h>
      <text:p text:style-name="P6"><text:a xlink:type="simple" xlink:href="http://www.cs.toronto.edu/%7Ehinton/absps/imagenet.pdf" office:target-frame-name="_blank" xlink:show="new"><text:span text:style-name="T6">[Krizhevsky12]</text:span></text:a><text:span text:style-name="T2"> </text:span><text:span text:style-name="T4">中，使用更灵活的</text:span><text:span text:style-name="T2">Gaussian</text:span><text:span text:style-name="T4">初始化，网络首层参数初始化的标准差缩小</text:span><text:span text:style-name="T2">100</text:span><text:span text:style-name="T4">倍</text:span><text:span text:style-name="T2">(0.0001)</text:span></text:p>
      <text:p text:style-name="P4">以此免除了传统意义上的数值缩放。</text:p>
      <text:p text:style-name="P3"><text:span text:style-name="T4">如果你需要使用</text:span><text:span text:style-name="T2">Xavier</text:span><text:span text:style-name="T4">初始化，仍然需要校正输入范围至</text:span><text:span text:style-name="T2">[-1,1]</text:span><text:span text:style-name="T4">。</text:span></text:p>
      <text:p text:style-name="P3"><text:span text:style-name="T2">[0,256]</text:span><text:span text:style-name="T4">范围需要乘以</text:span><text:span text:style-name="T2">1/256=0.00390625</text:span><text:span text:style-name="T4">的缩放因子。</text:span></text:p>
      <text:p text:style-name="P3"><text:span text:style-name="T2">[-128,128]</text:span><text:span text:style-name="T4">范围</text:span><text:span text:style-name="T2">(</text:span><text:span text:style-name="T4">做了均值标准化</text:span><text:span text:style-name="T2">)</text:span><text:span text:style-name="T4">需要乘以</text:span><text:span text:style-name="T2">1/128=0.0078125</text:span><text:span text:style-name="T4">的缩放因子。</text:span></text:p>
      <text:p text:style-name="P7"><text:bookmark text:name="t4"/></text:p>
      <text:p text:style-name="P1">深度残差网络的思想</text:p>
      <text:p text:style-name="P1"><text:span text:style-name="T8">假 如目前有一个可以工作的很好的网络</text:span><text:span text:style-name="T7">A</text:span><text:span text:style-name="T8">，这时来了一个比它更深的网络</text:span><text:span text:style-name="T7">B</text:span><text:span text:style-name="T8">，只需要让</text:span><text:span text:style-name="T7">B</text:span><text:span text:style-name="T8">的前一部分与</text:span><text:span text:style-name="T7">A</text:span><text:span text:style-name="T8">完全相同，后一部分只实现一个恒等映射，这样</text:span><text:span text:style-name="T7">B</text:span><text:span text:style-name="T8">最起码能获 得与</text:span><text:span text:style-name="T7">A</text:span><text:span text:style-name="T8">相同的性能，而不至于更差。深度残差学习的思想也由此而产生，既然</text:span><text:span text:style-name="T7">B</text:span><text:span text:style-name="T8">后面的部分完成的是恒等映射，何不在训练网络的时候加上这一先验，于是构造网络 的时候加入了</text:span><text:span text:style-name="T7">shortcut</text:span><text:span text:style-name="T8">连接，即每层的输出不是传统神经网络当中输入的映射，而是映射和输入的叠加”</text:span></text:p>
      <text:p text:style-name="P1"/>
      <text:p text:style-name="P1"/>
      <text:p text:style-name="P1"/>
      <text:p text:style-name="P2"><text:span text:style-name="Strong_20_Emphasis"><text:span text:style-name="T9">数据归一化：</text:span></text:span></text:p>
      <text:p text:style-name="Text_20_body">　　数据的归一化一般包括样本尺度归一化，逐样本的均值相减，特征的标准化这3个。其中数据尺度归一化的原因是：数据中每个维度表示的意义不同，所 以有可能导致该维度的变化范围不同，因此有必要将他们都归一化到一个固定的范围，一般情况下是归一化到[0 1]或者[-1 1]。这种数据归一化还有一个好处是对后续的一些默认参数（比如白化操作）不需要重新过大的更改。</text:p>
      <text:p text:style-name="Text_20_body"><text:soft-page-break/>　　逐样本的均值相减主要应用在那些具有稳定性的数据集中，也就是那些数据的每个维度间的统计性质是一样的。比如说，在自然图片中，这样就可以减小 图片中亮度对数据的影响，因为我们一般很少用到亮度这个信息。不过逐样本的均值相减这只适用于一般的灰度图，在rgb等色彩图中，由于不同通道不具备统计 性质相同性所以基本不会常用。</text:p>
      <text:p text:style-name="Text_20_body">　　特征标准化是指对数据的每一维进行均值化和方差相等化。这在很多机器学习的算法中都非常重要，比如SVM等。</text:p>
      <text:p text:style-name="P1">决定 <draw:frame draw:style-name="fr1" draw:name="Image1" text:anchor-type="as-char" svg:width="0.7862in" svg:height="0.3929in" draw:z-index="0"><draw:image xlink:href="Pictures/10000000000000090000000F4D896873.png" xlink:type="simple" xlink:show="embed" xlink:actuate="onLoad"/></draw:frame> 值时，我们通常会考虑不同 <draw:frame draw:style-name="fr1" draw:name="Image2" text:anchor-type="as-char" svg:width="0.7862in" svg:height="0.3929in" draw:z-index="1"><draw:image xlink:href="Pictures/10000000000000090000000F4D896873.png" xlink:type="simple" xlink:show="embed" xlink:actuate="onLoad"/></draw:frame> 值可保留的方差百分比。具体来说，如果 <draw:frame draw:style-name="fr1" draw:name="Image3" text:anchor-type="as-char" svg:width="0.7862in" svg:height="0.3929in" draw:z-index="2"><draw:image xlink:href="Pictures/100000000000002F0000000F37795BD4.png" xlink:type="simple" xlink:show="embed" xlink:actuate="onLoad"/></draw:frame> ，那么我们得到的是对数据的完美近似，也就是保留了100%的方差，即原始数据的所有变化都被保留下来；相反，如果 <draw:frame draw:style-name="fr1" draw:name="Image4" text:anchor-type="as-char" svg:width="0.7862in" svg:height="0.3929in" draw:z-index="3"><draw:image xlink:href="Pictures/100000000000002D0000000FE9C90B38.png" xlink:type="simple" xlink:show="embed" xlink:actuate="onLoad"/></draw:frame> ，那等于是使用零向量来逼近输入数据，也就是只有0%的方差被保留下来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icrosoft YaHei" svg:font-family="'Microsoft YaHei'"/>
    <style:font-face style:name="SansGBW325352c91e3119" svg:font-family="SansGBW325352c91e3119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9:48:46.588218030</meta:creation-date>
    <dc:date>2016-07-25T21:59:39.529939659</dc:date>
    <meta:editing-duration>PT39M42S</meta:editing-duration>
    <meta:editing-cycles>1</meta:editing-cycles>
    <meta:document-statistic meta:table-count="0" meta:image-count="4" meta:object-count="0" meta:page-count="2" meta:paragraph-count="27" meta:word-count="1151" meta:character-count="1403" meta:non-whitespace-character-count="1378"/>
    <meta:generator>LibreOffice/4.2.8.2$Linux_X86_64 LibreOffice_project/420m0$Build-2</meta:generator>
  </office:meta>
</office:document-meta>
</file>